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Segoe UI" svg:font-family="'Segoe UI'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-Bold" fo:font-size="18pt" fo:letter-spacing="normal" style:text-underline-style="solid" style:text-underline-width="auto" style:text-underline-color="#000000" fo:font-weight="bold" style:letter-kerning="false" style:font-name-asian="Helvetica-Bold" style:font-size-asian="18pt" style:font-weight-asian="bold" style:font-name-complex="Helvetica-Bold" style:font-size-complex="18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-Bold" fo:font-size="14pt" fo:letter-spacing="normal" style:text-underline-style="none" fo:font-weight="bold" style:letter-kerning="false" style:font-name-asian="Helvetica-Bold" style:font-size-asian="14pt" style:font-weight-asian="bold" style:font-name-complex="Helvetica-Bold" style:font-size-complex="14pt" style:font-weight-complex="bold"/>
    </style:style>
    <style:style style:name="P4" style:family="paragraph" style:parent-style-name="Standard">
      <style:paragraph-properties fo:margin-left="0.346cm" fo:margin-right="0cm" fo:text-indent="-0.346cm" style:auto-text-indent="false" style:text-autospace="none">
        <style:tab-stops>
          <style:tab-stop style:position="-0.31cm"/>
          <style:tab-stop style:position="0cm"/>
          <style:tab-stop style:position="0.035cm"/>
          <style:tab-stop style:position="0.642cm"/>
          <style:tab-stop style:position="1.63cm"/>
          <style:tab-stop style:position="2.618cm"/>
          <style:tab-stop style:position="3.605cm"/>
          <style:tab-stop style:position="4.593cm"/>
          <style:tab-stop style:position="5.581cm"/>
          <style:tab-stop style:position="6.569cm"/>
          <style:tab-stop style:position="7.557cm"/>
          <style:tab-stop style:position="8.544cm"/>
          <style:tab-stop style:position="9.532cm"/>
          <style:tab-stop style:position="10.52cm"/>
          <style:tab-stop style:position="11.508cm"/>
        </style:tab-stops>
      </style:paragraph-properties>
      <style:text-properties fo:color="#000000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 style:text-autospace="none">
        <style:tab-stops>
          <style:tab-stop style:position="-0.31cm"/>
          <style:tab-stop style:position="0cm"/>
          <style:tab-stop style:position="0.035cm"/>
          <style:tab-stop style:position="0.642cm"/>
          <style:tab-stop style:position="1.63cm"/>
          <style:tab-stop style:position="2.618cm"/>
          <style:tab-stop style:position="3.605cm"/>
          <style:tab-stop style:position="4.593cm"/>
          <style:tab-stop style:position="5.581cm"/>
          <style:tab-stop style:position="6.569cm"/>
          <style:tab-stop style:position="7.557cm"/>
          <style:tab-stop style:position="8.544cm"/>
          <style:tab-stop style:position="9.532cm"/>
          <style:tab-stop style:position="10.52cm"/>
          <style:tab-stop style:position="11.508cm"/>
        </style:tab-stops>
      </style:paragraph-properties>
      <style:text-properties fo:color="#000000" style:text-outline="false" style:text-position="0% 100%" style:font-name="Helvetica1" fo:font-size="12pt" fo:letter-spacing="normal" style:text-underline-style="none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6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Helvetica-Bold" fo:font-size="16pt" fo:letter-spacing="normal" style:text-underline-style="none" fo:font-weight="bold" style:letter-kerning="false" style:font-name-asian="Helvetica-Bold" style:font-size-asian="16pt" style:font-weight-asian="bold" style:font-name-complex="Helvetica-Bold" style:font-size-complex="16p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 style:parent-style-name="Standard">
      <style:paragraph-properties fo:margin-left="0.346cm" fo:margin-right="0cm" fo:text-indent="-0.346cm" style:auto-text-indent="false" style:text-autospace="none">
        <style:tab-stops>
          <style:tab-stop style:position="-0.31cm"/>
          <style:tab-stop style:position="0cm"/>
          <style:tab-stop style:position="0.035cm"/>
          <style:tab-stop style:position="0.642cm"/>
          <style:tab-stop style:position="1.63cm"/>
          <style:tab-stop style:position="2.618cm"/>
          <style:tab-stop style:position="3.605cm"/>
          <style:tab-stop style:position="4.593cm"/>
          <style:tab-stop style:position="5.581cm"/>
          <style:tab-stop style:position="6.569cm"/>
          <style:tab-stop style:position="7.557cm"/>
          <style:tab-stop style:position="8.544cm"/>
          <style:tab-stop style:position="9.532cm"/>
          <style:tab-stop style:position="10.52cm"/>
          <style:tab-stop style:position="11.508cm"/>
        </style:tab-stops>
      </style:paragraph-properties>
      <style:text-properties fo:color="#000000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paragraph-properties fo:margin-left="0.346cm" fo:margin-right="0cm" fo:text-indent="-0.346cm" style:auto-text-indent="false" style:text-autospace="none">
        <style:tab-stops>
          <style:tab-stop style:position="-0.31cm"/>
          <style:tab-stop style:position="0cm"/>
          <style:tab-stop style:position="0.035cm"/>
          <style:tab-stop style:position="0.642cm"/>
          <style:tab-stop style:position="1.63cm"/>
          <style:tab-stop style:position="2.618cm"/>
          <style:tab-stop style:position="3.605cm"/>
          <style:tab-stop style:position="4.593cm"/>
          <style:tab-stop style:position="5.581cm"/>
          <style:tab-stop style:position="6.569cm"/>
          <style:tab-stop style:position="7.557cm"/>
          <style:tab-stop style:position="8.544cm"/>
          <style:tab-stop style:position="9.532cm"/>
          <style:tab-stop style:position="10.52cm"/>
          <style:tab-stop style:position="11.508cm"/>
        </style:tab-stops>
      </style:paragraph-properties>
      <style:text-properties fo:color="#000000" style:text-outline="false" style:text-position="0% 100%" style:font-name="Helvetica" fo:font-size="12pt" fo:letter-spacing="normal" style:text-underline-style="none" fo:font-weight="bold" style:letter-kerning="false" style:font-name-asian="Helvetica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style:text-autospace="none">
        <style:tab-stops>
          <style:tab-stop style:position="-0.31cm"/>
          <style:tab-stop style:position="0cm"/>
          <style:tab-stop style:position="0.035cm"/>
          <style:tab-stop style:position="0.642cm"/>
          <style:tab-stop style:position="1.63cm"/>
          <style:tab-stop style:position="2.618cm"/>
          <style:tab-stop style:position="3.605cm"/>
          <style:tab-stop style:position="4.593cm"/>
          <style:tab-stop style:position="5.581cm"/>
          <style:tab-stop style:position="6.569cm"/>
          <style:tab-stop style:position="7.557cm"/>
          <style:tab-stop style:position="8.544cm"/>
          <style:tab-stop style:position="9.532cm"/>
          <style:tab-stop style:position="10.52cm"/>
          <style:tab-stop style:position="11.508cm"/>
        </style:tab-stops>
      </style:paragraph-properties>
    </style:style>
    <style:style style:name="T1" style:family="text">
      <style:text-properties fo:color="#000000" style:text-outline="false" style:text-position="0% 100%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background-color="#f4f4f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vue de code :</text:p>
      <text:p text:style-name="P1"/>
      <text:p text:style-name="P1"/>
      <text:p text:style-name="P1"/>
      <text:p text:style-name="P7">Syntaxique :</text:p>
      <text:p text:style-name="P1"/>
      <text:p text:style-name="P4"><text:span text:style-name="T2">Nommage (classes, fonctions, variables) :</text:span> <text:s/></text:p>
      <text:p text:style-name="P4"><text:s text:c="2"/></text:p>
      <text:p text:style-name="P1">-Dans AlertsSystem.java, mélange des déclarations et instanciations des variables.</text:p>
      <text:p text:style-name="P1"/>
      <text:p text:style-name="P10">Commentaires de code :</text:p>
      <text:p text:style-name="P4"/>
      <text:p text:style-name="P1">-Manque de commentaire et de documentation en générale.</text:p>
      <text:p text:style-name="P1"/>
      <text:p text:style-name="P1">-FlightDao : besoin de commentaire pour la fonction searchFlights qui est compliquée. </text:p>
      <text:p text:style-name="P1"><text:tab/>Puis commentaire incohérent juste en dessous</text:p>
      <text:p text:style-name="P1"/>
      <text:p text:style-name="P10">Lisibilité :</text:p>
      <text:p text:style-name="P4"/>
      <text:p text:style-name="P1">-Dans AlertsSystem.java, manque de lisibilité et d’aération. </text:p>
      <text:p text:style-name="P1"/>
      <text:p text:style-name="P1"/>
      <text:p text:style-name="P7">Bas-niveau : </text:p>
      <text:p text:style-name="P1"/>
      <text:p text:style-name="P4"><text:span text:style-name="T2">Code mort (fonctions inutilisées) :</text:span> </text:p>
      <text:p text:style-name="P4"/>
      <text:p text:style-name="P1">-Dans add.js, code ligne 100 et 154.</text:p>
      <text:p text:style-name="P1"/>
      <text:p text:style-name="P5"><text:span text:style-name="T4">Manque de logique d’implémentation :</text:span></text:p>
      <text:p text:style-name="P1">-Dans la partie interface, mélange du jQuery et du Javascript. </text:p>
      <text:p text:style-name="P1"/>
      <text:p text:style-name="P1"/>
      <text:p text:style-name="P3"><text:span text:style-name="T3">Haut-niveau :</text:span> </text:p>
      <text:p text:style-name="P1"/>
      <text:p text:style-name="P4"><text:span text:style-name="T2">Manque de logique de structure :</text:span> </text:p>
      <text:p text:style-name="P4"/>
      <text:p text:style-name="P1">-Crew et Person un peu confus.</text:p>
      <text:p text:style-name="P1"/>
      <text:p text:style-name="P1">-PrimKey non utilisé dans les autres fichiers. Un peu confus </text:p>
      <text:p text:style-name="P1"/>
      <text:p text:style-name="P1">-AirplaneDao : List&lt;Airport&gt; <text:s/>s_airports inutilisée hors du constructeur. </text:p>
      <text:p text:style-name="P1"><text:tab/>-« if (s_airports == null){ …} » code debug pas forcement à mettre ici.</text:p>
      <text:p text:style-name="P1"><text:tab/>-Import des fichier csv ne correspond pas a la logique des Dao. Il faudrait les <text:tab/>deplacer. (valable pour les autres dao)</text:p>
      <text:p text:style-name="P1"/>
      <text:p text:style-name="P1">-FlightService : probleme de securité. On peut accéder a la liste des vols sans <text:tab/>s'authentifier. </text:p>
      <text:p text:style-name="P1"/>
      <text:p text:style-name="P1">-AirportService: il ne faut pas de constructeur dans les webService. Constructeur avec un <text:tab/>getter dao.getAirport. Pas de garantie que ca sera appelé qu'une seule fois par <text:tab/></text:p>
      <text:p text:style-name="P1"><text:tab/>jersey et que pmf ne va pas être crée plusieurs fois. (Pareil pour les autres)</text:p>
      <text:p text:style-name="P1"/>
      <text:p text:style-name="P11"><text:span text:style-name="T1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Symbol" svg:font-family="OpenSymbol"/>
    <style:font-face style:name="Segoe UI" svg:font-family="'Segoe UI'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4:21:21</meta:creation-date>
    <dc:date>2016-04-05T15:39:15</dc:date>
    <meta:editing-duration>PT1H4M29S</meta:editing-duration>
    <meta:editing-cycles>14</meta:editing-cycles>
    <meta:generator>OpenOffice/4.0.1$Unix OpenOffice.org_project/401m5$Build-9714</meta:generator>
    <meta:document-statistic meta:table-count="0" meta:image-count="0" meta:object-count="0" meta:page-count="1" meta:paragraph-count="26" meta:word-count="211" meta:character-count="1373"/>
  </office:meta>
</office:document-meta>
</file>